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36pt" svg:x="12.73pt" svg:y="2.13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1331" calcext:value-type="float">
            <text:p>161331</text:p>
          </table:table-cell>
          <table:table-cell table:style-name="ce1" table:formula="of:=SUM([.H3:.H70])" office:value-type="float" office:value="9529" calcext:value-type="float">
            <text:p>9529</text:p>
          </table:table-cell>
          <table:table-cell table:style-name="ce6" table:formula="of:=([.H72]/[.G72])" office:value-type="percentage" office:value="0.0590649038312538" calcext:value-type="percentage">
            <text:p>5.9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7:31:23.03743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1-06T17:31:48.606926110</dc:date>
    <meta:editing-duration>P2DT16H44M9S</meta:editing-duration>
    <meta:editing-cycles>118</meta:editing-cycles>
    <meta:generator>LibreOffice/6.0.7.3$Linux_X86_64 LibreOffice_project/00m0$Build-3</meta:generator>
    <meta:document-statistic meta:table-count="2" meta:cell-count="140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